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A000000EE0FCD986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automatic-styles>
    <style:style style:name="P1" style:family="paragraph" style:parent-style-name="Title">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Contents_20_Heading">
      <style:paragraph-properties fo:margin-top="0cm" fo:margin-bottom="0cm" style:contextual-spacing="false" fo:break-before="page"/>
    </style:style>
    <style:style style:name="P4" style:family="paragraph" style:parent-style-name="Contents_20_1">
      <style:paragraph-properties>
        <style:tab-stops>
          <style:tab-stop style:position="0.847cm"/>
          <style:tab-stop style:position="15.903cm" style:type="right" style:leader-style="dotted" style:leader-text="."/>
        </style:tab-stops>
      </style:paragraph-properties>
    </style:style>
    <style:style style:name="P5" style:family="paragraph" style:parent-style-name="Heading_20_1" style:list-style-name="WWNum1">
      <style:paragraph-properties fo:margin-top="0cm" fo:margin-bottom="0.141cm" style:contextual-spacing="false" fo:break-before="page"/>
    </style:style>
    <style:style style:name="P6" style:family="paragraph" style:parent-style-name="Standard">
      <style:paragraph-properties fo:margin-top="0.423cm" fo:margin-bottom="0.423cm" style:contextual-spacing="false"/>
    </style:style>
    <style:style style:name="P7" style:family="paragraph" style:parent-style-name="Heading_20_1" style:list-style-name="WWNum1"/>
    <style:style style:name="P8" style:family="paragraph" style:parent-style-name="List_20_Paragraph" style:list-style-name="WWNum2"/>
    <style:style style:name="P9" style:family="paragraph" style:parent-style-name="Standard">
      <style:text-properties fo:language="en" fo:country="US"/>
    </style:style>
    <style:style style:name="T1" style:family="text">
      <style:text-properties officeooo:rsid="0005b156"/>
    </style:style>
    <style:style style:name="T2" style:family="text">
      <style:text-properties fo:font-size="12pt" style:font-name-asian="F" style:font-size-asian="12pt" style:language-asian="da" style:country-asian="DK" style:font-size-complex="12pt"/>
    </style:style>
    <style:style style:name="T3" style:family="text">
      <style:text-properties text:display="true"/>
    </style:style>
    <style:style style:name="T4" style:family="text">
      <style:text-properties fo:language="en" fo:country="US" fo:font-weight="bold" style:font-weight-asian="bold" style:font-weight-complex="bold"/>
    </style:style>
    <style:style style:name="T5"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værks aflevering</text:p>
      <text:p text:style-name="Standard"/>
      <text:p text:style-name="P1">Opgave <text:span text:style-name="T1">29</text:span>. Opgave navn</text:p>
      <text:p text:style-name="Standard"/>
      <text:p text:style-name="Standard"/>
      <text:p text:style-name="Standard"/>
      <text:p text:style-name="P2"><draw:frame draw:style-name="fr1" draw:name="image1.png" text:anchor-type="as-char" svg:width="8.308cm" svg:height="6.297cm" draw:z-index="0"><draw:image xlink:href="Pictures/100000010000013A000000EE0FCD9860.png" xlink:type="simple" xlink:show="embed" xlink:actuate="onLoad" draw:mime-type="image/png"/><svg:desc>A close up of a logo

Description automatically generated</svg:desc></draw:frame></text:p>
      <text:p text:style-name="P2"/>
      <text:p text:style-name="P2">Forfatter</text:p>
      <text:p text:style-name="P2">Noah Christian Rosenkjær</text:p>
      <text:p text:style-name="P2"><text:a xlink:type="simple" xlink:href="mailto:Ncro58767@edu.ucl.dk" text:style-name="Internet_20_link" text:visited-style-name="Visited_20_Internet_20_Link"><text:span text:style-name="Internet_20_link">Ncro58767@edu.ucl.dk</text:span></text:a></text:p>
      <text:p text:style-name="Standard"/>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3">Table of Contents</text:p>
          </text:index-title>
          <text:p text:style-name="P4" loext:marker-style-name="T2"><text:a xlink:type="simple" xlink:href="#_Toc163581871" text:style-name="Index_20_Link" text:visited-style-name="Index_20_Link">1.<text:span text:style-name="T2"><text:tab/></text:span>Introduktion<text:span text:style-name="T3"><text:tab/>3</text:span></text:a></text:p>
          <text:p text:style-name="P4" loext:marker-style-name="T2"><text:a xlink:type="simple" xlink:href="#_Toc163581872" text:style-name="Index_20_Link" text:visited-style-name="Index_20_Link">2.<text:span text:style-name="T2"><text:tab/></text:span>Publikum<text:span text:style-name="T3"><text:tab/>3</text:span></text:a></text:p>
          <text:p text:style-name="P4" loext:marker-style-name="T2"><text:a xlink:type="simple" xlink:href="#_Toc163581873" text:style-name="Index_20_Link" text:visited-style-name="Index_20_Link">3.<text:span text:style-name="T2"><text:tab/></text:span>Udstyrsliste<text:span text:style-name="T3"><text:tab/>3</text:span></text:a></text:p>
          <text:p text:style-name="P4" loext:marker-style-name="T2"><text:a xlink:type="simple" xlink:href="#_Toc163581874" text:style-name="Index_20_Link" text:visited-style-name="Index_20_Link">4.<text:span text:style-name="T2"><text:tab/></text:span>Fremgangsmåde<text:span text:style-name="T3"><text:tab/>4</text:span></text:a></text:p>
          <text:p text:style-name="P4" loext:marker-style-name="T2"><text:a xlink:type="simple" xlink:href="#_Toc163581875" text:style-name="Index_20_Link" text:visited-style-name="Index_20_Link">5.<text:span text:style-name="T2"><text:tab/></text:span>Konklusion<text:span text:style-name="T3"><text:tab/>5</text:span></text:a></text:p>
          <text:p text:style-name="Standard"/>
        </text:index-body>
      </text:table-of-content>
      <text:p text:style-name="Standard"/>
      <text:list text:style-name="WWNum1">
        <text:list-item>
          <text:h text:style-name="P5" text:outline-level="1"><text:bookmark-start text:name="_Toc163581871"/>Introduktion<text:bookmark-end text:name="_Toc163581871"/></text:h>
        </text:list-item>
      </text:list>
      <text:p text:style-name="P6">Denne dokumentation er blevet udarbejdet som en del af første semester af IT-Teknologuddannelsen på UCL Erhvervs- og Professionsskolen i Odense. Den har til formål at besvare opgaverne, der er opstillet i Assignment xx. De instruktioner der bliver givet, vil til dels blive angivet i tekstformat og med tilhørende billeder, når der er vigtige instrukser eller ændringer der skal foretages. Hvis det er enkelte instrukser, vil der normalt kun være tekstbaseret instruks. Den fulde instruktion er skrevet på alment dansk uden komplicerede fagtekniske begreber.</text:p>
      <text:list text:continue-numbering="true" text:style-name="WWNum1">
        <text:list-item>
          <text:h text:style-name="P7" text:outline-level="1"><text:bookmark-start text:name="_Toc163581872"/>Publikum<text:bookmark-end text:name="_Toc163581872"/></text:h>
        </text:list-item>
      </text:list>
      <text:p text:style-name="Standard">Denne dokumentations målgruppe er primært IT-teknolog studerende. Der krav til at brugeren har kendskab til følgende:</text:p>
      <text:p text:style-name="Standard">- Brug af VMware Workstation</text:p>
      <text:p text:style-name="Standard">- Brug af ping funktionalitet.</text:p>
      <text:p text:style-name="Standard">- Netværkskonfiguration</text:p>
      <text:p text:style-name="Standard"/>
      <text:list xml:id="list144154557067107" text:continue-numbering="true" text:style-name="WWNum1">
        <text:list-item>
          <text:h text:style-name="P7" text:outline-level="1"><text:bookmark-start text:name="_Toc163581873"/>Udstyrsliste<text:bookmark-end text:name="_Toc163581873"/></text:h>
        </text:list-item>
      </text:list>
      <text:p text:style-name="Standard" loext:marker-style-name="T4"><text:span text:style-name="T4">Hardware:</text:span><text:span text:style-name="T4"/></text:p>
      <text:p text:style-name="Standard" loext:marker-style-name="T5"><text:span text:style-name="T5">Computer/Bærbar m. Windows 10/11 og VMware Workstation</text:span><text:span text:style-name="T5"/></text:p>
      <text:p text:style-name="Standard" loext:marker-style-name="T4"><text:span text:style-name="T4">Software:</text:span><text:span text:style-name="T4"/></text:p>
      <text:list text:style-name="WWNum2">
        <text:list-item>
          <text:p text:style-name="P8" loext:marker-style-name="T5"><text:span text:style-name="T5">VMware Workstation 17 Pro (pr. 19/09/2023)</text:span><text:span text:style-name="T5"/></text:p>
        </text:list-item>
        <text:list-item>
          <text:p text:style-name="P8" loext:marker-style-name="T5">Xubuntu Linux<text:span text:style-name="T5"/></text:p>
        </text:list-item>
      </text:list>
      <text:p text:style-name="P9" loext:marker-style-name="T5"/>
      <text:list text:continue-list="list144154557067107" text:style-name="WWNum1">
        <text:list-item>
          <text:h text:style-name="P5" text:outline-level="1"><text:bookmark-start text:name="_Toc163581874"/>Fremgangsmåde<text:bookmark-end text:name="_Toc163581874"/></text:h>
        </text:list-item>
      </text:list>
      <text:p text:style-name="Standard"/>
      <text:p text:style-name="Standard"/>
      <text:list text:continue-numbering="true" text:style-name="WWNum1">
        <text:list-item>
          <text:h text:style-name="P5" text:outline-level="1"><text:bookmark-start text:name="_Toc163581875"/>Konklusion<text:bookmark-end text:name="_Toc163581875"/></text:h>
        </text:list-item>
      </text:list>
      <text:p text:style-name="P6">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draw:frame draw:style-name="fr1" draw:name="Image2" text:anchor-type="as-char" svg:width="8.308cm" svg:height="6.297cm" draw:z-index="1"><draw:image xlink:href="Pictures/100000010000013A000000EE0FCD9860.png" xlink:type="simple" xlink:show="embed" xlink:actuate="onLoad" draw:mime-type="image/png"/><svg:desc>A close up of a logo

Description automatically generated</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2" fo:font-size="11pt" fo:language="da" fo:country="DK" style:letter-kerning="true" style:font-name-asian="Aptos4"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Aptos2" fo:font-size="11pt" fo:language="da" fo:country="DK" style:letter-kerning="true" style:font-name-asian="Aptos4"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fo:language="en" fo:country="US"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3" fo:font-family="Aptos" style:font-family-generic="swiss" style:font-pitch="variable" style:font-name-asian="Aptos4" style:font-family-asian="Aptos" style:font-family-generic-asian="system" style:font-pitch-asian="variable" style:font-name-complex="F" style:font-family-generic-complex="system" style:font-pitch-complex="variable"/>
    </style:style>
    <style:style style:name="ListLabel_20_11" style:display-name="ListLabel 11" style:family="text">
      <style:text-properties style:font-name="Aptos1" fo:font-family="Aptos"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Aptos1" fo:font-family="Aptos" style:font-pitch="variable"/>
    </style:style>
    <style:style style:name="ListLabel_20_13" style:display-name="ListLabel 13" style:family="text">
      <style:text-properties style:font-name="Aptos2" fo:font-family="Aptos" style:font-family-generic="roman" style:font-pitch="variable"/>
    </style:style>
    <style:style style:name="ListLabel_20_14" style:display-name="ListLabel 14" style:family="text">
      <style:text-properties style:font-name="Aptos1" fo:font-family="Aptos"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Aptos1" fo:font-family="Aptos" style:font-pitch="variable"/>
    </style:style>
    <style:style style:name="ListLabel_20_16" style:display-name="ListLabel 16" style:family="text">
      <style:text-properties style:font-name="Aptos2" fo:font-family="Aptos" style:font-family-generic="roman" style:font-pitch="variable"/>
    </style:style>
    <style:style style:name="ListLabel_20_17" style:display-name="ListLabel 17" style:family="text">
      <style:text-properties style:font-name="Aptos1" fo:font-family="Aptos"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Aptos1" fo:font-family="Aptos" style:font-pitch="variable"/>
    </style:style>
    <style:style style:name="ListLabel_20_19" style:display-name="ListLabel 1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language="en" fo:country="US"/>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span text:style-name="MT1">Page </text:span><text:span text:style-name="MT2"><text:page-number style:num-format="1" text:select-page="current">5</text:page-number></text:span><text:span text:style-name="MT1"><text:s/>of </text:span><text:span text:style-name="MT2"><text:page-count style:num-format="1">5</text:page-count></text:span><text:tab/><text:tab/>2024-04-09</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oah Christian Rosenkjær</meta:initial-creator>
    <meta:editing-cycles>2</meta:editing-cycles>
    <meta:creation-date>2024-04-09T16:55:00</meta:creation-date>
    <dc:date>2024-09-13T14:41:53.217000000</dc:date>
    <meta:editing-duration>PT10M24S</meta:editing-duration>
    <meta:generator>LibreOffice/24.8.0.3$Windows_X86_64 LibreOffice_project/0bdf1299c94fe897b119f97f3c613e9dca6be583</meta:generator>
    <meta:document-statistic meta:table-count="0" meta:image-count="2" meta:object-count="0" meta:page-count="5" meta:paragraph-count="30" meta:word-count="243" meta:character-count="1631" meta:non-whitespace-character-count="1421"/>
    <meta:user-defined meta:name="AppVersion">16.0000</meta:user-defined>
    <meta:template xlink:type="simple" xlink:actuate="onRequest" xlink:title="Normal.dotm" xlink:href=""/>
  </office:meta>
</office:document-meta>
</file>